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6.4558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6.74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n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8">
            <text:p>Vex Cortex Pinout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9">
            <text:p>Power Expander</text:p>
          </table:table-cell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2">
            <text:p>Ports</text:p>
          </table:table-cell>
          <table:table-cell office:value-type="string" table:style-name="ce3">
            <text:p>Connection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otes</text:p>
          </table:table-cell>
          <table:table-cell table:style-name="ce1"/>
          <table:table-cell office:value-type="string" table:style-name="ce4">
            <text:p>Port</text:p>
          </table:table-cell>
          <table:table-cell office:value-type="string" table:style-name="ce4">
            <text:p>Connec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Motors</text:p>
          </table:table-cell>
          <table:table-cell table:number-columns-repeated="3" table:style-name="ce4"/>
          <table:table-cell table:style-name="ce1"/>
          <table:table-cell office:value-type="float" office:value="1" table:style-name="ce4">
            <text:p>1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table:number-columns-repeated="3" table:style-name="ce4"/>
          <table:table-cell table:style-name="ce1"/>
          <table:table-cell office:value-type="float" office:value="2" table:style-name="ce4">
            <text:p>2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table:number-columns-repeated="3" table:style-name="ce4"/>
          <table:table-cell table:style-name="ce1"/>
          <table:table-cell office:value-type="float" office:value="3" table:style-name="ce4">
            <text:p>3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table:number-columns-repeated="3" table:style-name="ce4"/>
          <table:table-cell table:style-name="ce1"/>
          <table:table-cell office:value-type="float" office:value="4" table:style-name="ce4">
            <text:p>4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2">
          <table:table-cell/>
          <table:table-cell office:value-type="string" table:style-name="ce5">
            <text:p>Analog I/O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Digital I/O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Speaker Port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1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I2C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…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number-rows-repeated="5" table:style-name="ro1">
          <table:table-cell/>
          <table:table-cell table:number-columns-repeated="4" table:style-name="ce4"/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  <table:table table:name="SmallBo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8">
            <text:p>Vex Cortex Pinout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9">
            <text:p>Power Expander</text:p>
          </table:table-cell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2">
            <text:p>Ports</text:p>
          </table:table-cell>
          <table:table-cell office:value-type="string" table:style-name="ce3">
            <text:p>Connection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otes</text:p>
          </table:table-cell>
          <table:table-cell table:style-name="ce1"/>
          <table:table-cell office:value-type="string" table:style-name="ce4">
            <text:p>Port</text:p>
          </table:table-cell>
          <table:table-cell office:value-type="string" table:style-name="ce4">
            <text:p>Connec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Motors</text:p>
          </table:table-cell>
          <table:table-cell table:number-columns-repeated="3" table:style-name="ce4"/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Top Intak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string" table:style-name="ce4">
            <text:p>PusherRight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Bottom Intak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string" table:style-name="ce4">
            <text:p>RightDriveFront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Bottom Intak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string" table:style-name="ce4">
            <text:p>RightDriveMiddle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4">
            <text:p>Top Intak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string" table:style-name="ce4">
            <text:p>RightDriveRear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4">
            <text:p>RightIntakeMotor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Goes to power expande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4">
            <text:p>LeftDriveRear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string" table:style-name="ce4">
            <text:p>LeftDriveMiddle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string" table:style-name="ce4">
            <text:p>LeftDriveFrontMotor</text:p>
          </table:table-cell>
          <table:table-cell office:value-type="float" office:value="393" table:style-name="ce4">
            <text:p>39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string" table:style-name="ce4">
            <text:p>LeftIntakeMotor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Goes to power expande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string" table:style-name="ce4">
            <text:p>PusherLeftMotor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2">
          <table:table-cell/>
          <table:table-cell office:value-type="string" table:style-name="ce5">
            <text:p>Analog I/O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PowerExpander</text:p>
          </table:table-cell>
          <table:table-cell office:value-type="string" table:style-name="ce4">
            <text:p>Power Expander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4">
            <text:p>RightLineFollow</text:p>
          </table:table-cell>
          <table:table-cell office:value-type="string" table:style-name="ce4">
            <text:p>Line Senso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4">
            <text:p>MiddleLineFollow</text:p>
          </table:table-cell>
          <table:table-cell office:value-type="string" table:style-name="ce4">
            <text:p>Line Senso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4">
            <text:p>LeftLineFollow</text:p>
          </table:table-cell>
          <table:table-cell office:value-type="string" table:style-name="ce4">
            <text:p>Line Sensor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Digital I/O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4">
            <text:p>PusherRightEncoder</text:p>
          </table:table-cell>
          <table:table-cell office:value-type="string" table:style-name="ce4">
            <text:p>Shaft Encoder</text:p>
          </table:table-cell>
          <table:table-cell table:style-name="ce4"/>
          <table:table-cell table:number-columns-repeated="16379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office:value-type="string" table:style-name="ce4">
            <text:p>PusherRightEncoderAlt</text:p>
          </table:table-cell>
          <table:table-cell office:value-type="string" table:style-name="ce4">
            <text:p>Shaft Encoder 2<text:span text:style-name="T2">nd</text:span><text:s/>channel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4">
            <text:p>PusherLeftEncoder</text:p>
          </table:table-cell>
          <table:table-cell office:value-type="string" table:style-name="ce4">
            <text:p>Shaft Encoder</text:p>
          </table:table-cell>
          <table:table-cell table:style-name="ce4"/>
          <table:table-cell table:number-columns-repeated="16379"/>
        </table:table-row>
        <table:table-row table:style-name="ro3">
          <table:table-cell/>
          <table:table-cell office:value-type="float" office:value="7" table:style-name="ce4">
            <text:p>7</text:p>
          </table:table-cell>
          <table:table-cell office:value-type="string" table:style-name="ce4">
            <text:p>PusherLeftEncoderAlt</text:p>
          </table:table-cell>
          <table:table-cell office:value-type="string" table:style-name="ce4">
            <text:p>Shaft Encoder 2<text:span text:style-name="T2">nd</text:span><text:s/>channel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4">
            <text:p>LeftRearBumper</text:p>
          </table:table-cell>
          <table:table-cell office:value-type="string" table:style-name="ce4">
            <text:p>Bump Senso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4">
            <text:p>RightRearBumper</text:p>
          </table:table-cell>
          <table:table-cell office:value-type="string" table:style-name="ce4">
            <text:p>Bump Senso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4">
            <text:p>PusherHomeLimit</text:p>
          </table:table-cell>
          <table:table-cell office:value-type="string" table:style-name="ce4">
            <text:p>Limit Switch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Speaker Port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1</text:p>
          </table:table-cell>
          <table:table-cell office:value-type="string" table:style-name="ce4">
            <text:p>LCDScreen</text:p>
          </table:table-cell>
          <table:table-cell office:value-type="string" table:style-name="ce4">
            <text:p>LCD Screen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I2C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RightMotorDriveEncoder</text:p>
          </table:table-cell>
          <table:table-cell office:value-type="string" table:style-name="ce4">
            <text:p>Integrated Encode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4">
            <text:p>LeftMotorDriveEncoder</text:p>
          </table:table-cell>
          <table:table-cell office:value-type="string" table:style-name="ce4">
            <text:p>Integrated Encode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…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number-rows-repeated="5" table:style-name="ro1">
          <table:table-cell/>
          <table:table-cell table:number-columns-repeated="4" table:style-name="ce4"/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  <table:table table:name="LargeBo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8">
            <text:p>Vex Cortex Pinout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9">
            <text:p>Power Expander</text:p>
          </table:table-cell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2">
            <text:p>Ports</text:p>
          </table:table-cell>
          <table:table-cell office:value-type="string" table:style-name="ce3">
            <text:p>Connection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Notes</text:p>
          </table:table-cell>
          <table:table-cell table:style-name="ce1"/>
          <table:table-cell office:value-type="string" table:style-name="ce4">
            <text:p>Port</text:p>
          </table:table-cell>
          <table:table-cell office:value-type="string" table:style-name="ce4">
            <text:p>Connec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Motors</text:p>
          </table:table-cell>
          <table:table-cell table:number-columns-repeated="3" table:style-name="ce4"/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Belt (1)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string" table:style-name="ce4">
            <text:p>WinchLeft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Belt (2)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string" table:style-name="ce4">
            <text:p>Belt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Y'ed into PE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Intake (1)?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string" table:style-name="ce4">
            <text:p>FlyLeft1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4">
            <text:p>Intake (2)?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string" table:style-name="ce4">
            <text:p>FlyLeft2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string" table:style-name="ce4">
            <text:p>FlyLeft3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string" table:style-name="ce4">
            <text:p>FlyRight3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string" table:style-name="ce4">
            <text:p>FlyRight2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string" table:style-name="ce4">
            <text:p>FlyRight1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string" table:style-name="ce4">
            <text:p>Intake + Funnel</text:p>
          </table:table-cell>
          <table:table-cell office:value-type="float" office:value="393" table:style-name="ce4">
            <text:p>393</text:p>
          </table:table-cell>
          <table:table-cell office:value-type="string" table:style-name="ce4">
            <text:p>Intake might be high speed, also might get Y'ed into 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string" table:style-name="ce4">
            <text:p>WinchRight</text:p>
          </table:table-cell>
          <table:table-cell office:value-type="float" office:value="393" table:style-name="ce4">
            <text:p>393</text:p>
          </table:table-cell>
          <table:table-cell table:style-name="ce4"/>
          <table:table-cell table:number-columns-repeated="16379" table:style-name="ce1"/>
        </table:table-row>
        <table:table-row table:style-name="ro2">
          <table:table-cell/>
          <table:table-cell office:value-type="string" table:style-name="ce5">
            <text:p>Analog I/O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PowerExpander</text:p>
          </table:table-cell>
          <table:table-cell office:value-type="string" table:style-name="ce4">
            <text:p>Power Expander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4">
            <text:p>BallSensor</text:p>
          </table:table-cell>
          <table:table-cell office:value-type="string" table:style-name="ce4">
            <text:p>Line Followe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Digital I/O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LiftSonar</text:p>
          </table:table-cell>
          <table:table-cell office:value-type="string" table:style-name="ce4">
            <text:p>Sonar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4">
            <text:p>LiftRaised</text:p>
          </table:table-cell>
          <table:table-cell office:value-type="string" table:style-name="ce4">
            <text:p>Limit Switch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4">
            <text:p>LiftEncoder</text:p>
          </table:table-cell>
          <table:table-cell office:value-type="string" table:style-name="ce4">
            <text:p>Quadrature Encoder</text:p>
          </table:table-cell>
          <table:table-cell table:style-name="ce4"/>
          <table:table-cell table:number-columns-repeated="16379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office:value-type="string" table:style-name="ce4">
            <text:p>LiftEncoder (alt)</text:p>
          </table:table-cell>
          <table:table-cell office:value-type="string" table:style-name="ce4">
            <text:p>Quadrature Encoder 2<text:span text:style-name="T2">nd</text:span><text:s/>channel</text:p>
          </table:table-cell>
          <table:table-cell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Speaker Port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1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3">
            <text:p>UART2</text:p>
          </table:table-cell>
          <table:table-cell table:number-columns-repeated="3" table:style-name="ce4"/>
          <table:table-cell table:number-columns-repeated="16379"/>
        </table:table-row>
        <table:table-row table:style-name="ro2">
          <table:table-cell/>
          <table:table-cell office:value-type="string" table:style-name="ce7">
            <text:p>I2C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4">
            <text:p>Fly Left 1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4">
            <text:p>Fly Left 2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4">
            <text:p>Fly Left 3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4">
            <text:p>Fly Right 1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4">
            <text:p>Fly Right 2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4">
            <text:p>Fly Right 3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/>
          <table:table-cell office:value-type="string" table:style-name="ce4">
            <text:p>…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/>
          <table:table-cell table:number-columns-repeated="4" table:style-name="ce4"/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than Stewart</meta:initial-creator>
    <dc:creator>Christian Vance</dc:creator>
    <meta:creation-date>2016-01-28T21:41:23Z</meta:creation-date>
    <dc:date>2016-02-16T00:32:37Z</dc:date>
    <meta:editing-cycles>15</meta:editing-cycles>
    <meta:editing-duration>PT10657S</meta:editing-duration>
  </office:meta>
</office:document-meta>
</file>